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 fo:text-align="center"/>
      <style:text-properties style:font-name="Times New Roman" style:font-name-complex="Times New Roman" fo:language="is" fo:country="IS"/>
    </style:style>
    <style:style style:name="P2" style:parent-style-name="Heading1" style:family="paragraph">
      <style:text-properties style:font-name="Times New Roman" style:font-name-complex="Times New Roman" fo:language="is" fo:country="IS"/>
    </style:style>
    <style:style style:name="P3" style:parent-style-name="Normal" style:family="paragraph">
      <style:text-properties style:font-name="Times New Roman" fo:language="is" fo:country="IS"/>
    </style:style>
    <style:style style:name="P4" style:parent-style-name="Heading1" style:family="paragraph">
      <style:text-properties style:font-name="Times New Roman" style:font-name-complex="Times New Roman" fo:language="is" fo:country="IS"/>
    </style:style>
    <style:style style:name="P5" style:parent-style-name="ListParagraph" style:family="paragraph">
      <style:text-properties style:font-name="Times New Roman" fo:language="is" fo:country="IS"/>
    </style:style>
  </office:automatic-styles>
  <office:body>
    <office:text text:use-soft-page-breaks="true">
      <text:p text:style-name="P1">Statement of<text:s/>Design Goals</text:p>
      <text:h text:style-name="P2" text:outline-level="1">Design Goals</text:h>
      <text:p text:style-name="P3">We<text:s/>decided<text:s/>immediately that we wanted to have a sort of crafting system, which meant that we needed an inventory system as well<text:s/>as a resource gathering system to make the crafting make some semblance of sense.<text:s/>During the first day, we decided<text:s/>that we wanted to utilise<text:s/>and improve on<text:s/>features that<text:s/>had had already been implemented in<text:s/>our<text:s/>older games,<text:s/>which led to us coming up with an open world sailing-action hybrid game.</text:p>
      <text:h text:style-name="P4" text:outline-level="1">Experimental Features</text:h>
      <text:list text:style-name="LFO1" text:continue-numbering="true">
        <text:list-item>
          <text:p text:style-name="P5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font-size="12pt" style:font-size-asian="12pt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Yngvi Leó Þráinsson</meta:initial-creator>
    <dc:creator>Yngvi Leó Þráinsson</dc:creator>
    <meta:creation-date>2022-04-06T13:08:00Z</meta:creation-date>
    <dc:date>2022-04-06T14:43:00Z</dc:date>
    <meta:template xlink:href="Normal.dotm" xlink:type="simple"/>
    <meta:editing-cycles>42</meta:editing-cycles>
    <meta:editing-duration>PT4320S</meta:editing-duration>
    <meta:document-statistic meta:page-count="1" meta:paragraph-count="1" meta:word-count="72" meta:character-count="485" meta:row-count="3" meta:non-whitespace-character-count="414"/>
  </office:meta>
</office:document-meta>
</file>